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decimal1">
      <number:number number:decimal-places="1" loext:min-decimal-places="1" number:min-integer-digits="1" number:grouping="false"/>
    </number:number-style>
    <number:number-style style:name="decimal2">
      <number:number number:decimal-places="2" loext:min-decimal-places="2" number:min-integer-digits="1" number:grouping="false"/>
    </number:number-style>
    <number:number-style style:name="decimal3">
      <number:number number:decimal-places="3" loext:min-decimal-places="3" number:min-integer-digits="1" number:grouping="false"/>
    </number:number-style>
    <number:number-style style:name="decimal4">
      <number:number number:decimal-places="4" loext:min-decimal-places="4" number:min-integer-digits="1" number:grouping="false"/>
    </number:number-style>
    <number:number-style style:name="decimal6">
      <number:number number:decimal-places="6" loext:min-decimal-places="6" number:min-integer-digits="1" number:grouping="false"/>
    </number:number-style>
    <number:number-style style:name="integer">
      <number:number number:decimal-places="0" loext:min-decimal-places="0" number:min-integer-digits="1" number:grouping="false"/>
    </number:number-style>
    <number:number-style style:name="integer_no_zero">
      <number:number number:decimal-places="0" loext:min-decimal-places="0" number:min-integer-digits="0" number:grouping="false"/>
    </number:number-style>
    <style:style style:family="table-row" style:name="table_row_1cm">
      <style:table-row-properties style:row-height="1cm" fo:break-before="auto"/>
    </style:style>
    <style:style style:family="table-cell" style:parent-style-name="Default" style:name="bold">
      <style:text-properties fo:font-weight="bold" style:font-weight-asian="bold" style:font-weight-complex="bold"/>
      <style:table-cell-properties style:text-align-source="value-type"/>
      <style:paragraph-properties fo:margin-right="1mm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olumn" style:name="lpod_auto_1">
      <style:table-column-properties fo:break-before="auto" style:column-width="1cm"/>
    </style:style>
    <style:style style:family="table-column" style:name="lpod_auto_2">
      <style:table-column-properties fo:break-before="auto" style:column-width="2cm"/>
    </style:style>
    <style:style style:family="table-column" style:name="lpod_auto_3">
      <style:table-column-properties fo:break-before="auto" style:column-width="3cm"/>
    </style:style>
    <style:style style:family="table-column" style:name="lpod_auto_4">
      <style:table-column-properties fo:break-before="auto" style:column-width="4cm"/>
    </style:style>
    <style:style style:family="table-column" style:name="lpod_auto_5">
      <style:table-column-properties fo:break-before="auto" style:column-width="2cm"/>
    </style: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bold_left_bg_gray_grid_06pt">
      <style:table-cell-properties fo:background-color="#dddddd" fo:border="0.06pt solid #000000" style:text-align-source="fix"/>
      <style:paragraph-properties fo:text-align="start" fo:margin-left="1.2mm"/>
      <style:text-properties fo:font-weight="bold" style:font-weight-asian="bold" style:font-weight-complex="bold"/>
    </style: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style:style style:family="table-cell" style:parent-style-name="Default" style:data-style-name="decimal3" style:name="decimal3_grid_06pt">
      <style:table-cell-properties fo:border="0.06pt solid #000000"/>
      <style:paragraph-properties fo:margin-left="1.2mm" fo:margin-right="1.2mm"/>
    </style:style>
    <style:style style:family="table-cell" style:parent-style-name="Default" style:name="bg_yellow_grid06">
      <style:table-cell-properties fo:background-color="#fff9ae" fo:border="0.06pt solid #000000"/>
      <style:paragraph-properties fo:margin-left="1.2mm" fo:margin-right="1.2mm"/>
    </style:style>
    <style:style style:family="table-cell" style:parent-style-name="Default" style:data-style-name="integer_no_zero" style:name="center_integer_no_zero_grid_06pt">
      <style:table-cell-properties fo:border="0.06pt solid #000000"/>
      <style:paragraph-properties fo:text-align="center"/>
    </style:style>
    <style:style style:family="table-column" style:name="lpod_auto_6">
      <style:table-column-properties fo:break-before="auto" style:column-width="2.5cm"/>
    </style:style>
    <style:style style:family="table-column" style:name="lpod_auto_7">
      <style:table-column-properties fo:break-before="auto" style:column-width="2.5cm"/>
    </style:style>
    <style:style style:family="table-column" style:name="lpod_auto_8">
      <style:table-column-properties fo:break-before="auto" style:column-width="2.5cm"/>
    </style:style>
    <style:style style:family="table-column" style:name="lpod_auto_9">
      <style:table-column-properties fo:break-before="auto" style:column-width="2.5cm"/>
    </style:style>
    <style:style style:family="table-column" style:name="lpod_auto_10">
      <style:table-column-properties fo:break-before="auto" style:column-width="2.5cm"/>
    </style:style>
    <style:style style:family="table-column" style:name="lpod_auto_11">
      <style:table-column-properties fo:break-before="auto" style:column-width="2.5cm"/>
    </style:style>
    <style:style style:family="table-column" style:name="lpod_auto_12">
      <style:table-column-properties fo:break-before="auto" style:column-width="2.5cm"/>
    </style:style>
    <style:style style:family="table-column" style:name="lpod_auto_13">
      <style:table-column-properties fo:break-before="auto" style:column-width="2.5cm"/>
    </style:style>
    <style:style style:family="table-column" style:name="lpod_auto_14">
      <style:table-column-properties fo:break-before="auto" style:column-width="2.5cm"/>
    </style:style>
    <style:style style:family="table-column" style:name="lpod_auto_15">
      <style:table-column-properties fo:break-before="auto" style:column-width="2.5cm"/>
    </style:style>
  </office:automatic-styles>
  <office:body>
    <office:spreadsheet>
      <table:table table:name="first tab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number-columns-repeated="10" table:style-name="lpod_auto_5"/>
        <table:table-row table:style-name="table_row_1cm">
          <table:table-cell office:value-type="string" calcext:value-type="string" office:string-value="spanned cell" table:style-name="bold" table:number-columns-spanned="3" table:number-rows-spanned="2">
            <text:p>spanned cell</text:p>
          </table:table-cell>
          <table:covered-table-cell table:style-name="left"/>
          <table:covered-table-cell table:style-name="left"/>
          <table:table-cell office:value-type="string" calcext:value-type="string" office:string-value="d" table:style-name="left">
            <text:p>d</text:p>
          </table:table-cell>
          <table:table-cell office:value-type="string" calcext:value-type="string" office:string-value="e" table:style-name="left">
            <text:p>e</text:p>
          </table:table-cell>
          <table:table-cell office:value-type="string" calcext:value-type="string" office:string-value="f" table:style-name="left">
            <text:p>f</text:p>
          </table:table-cell>
          <table:table-cell office:value-type="string" calcext:value-type="string" office:string-value="g" table:style-name="left">
            <text:p>g</text:p>
          </table:table-cell>
          <table:table-cell office:value-type="string" calcext:value-type="string" office:string-value="h" table:style-name="left">
            <text:p>h</text:p>
          </table:table-cell>
          <table:table-cell office:value-type="string" calcext:value-type="string" office:string-value="i" table:style-name="left">
            <text:p>i</text:p>
          </table:table-cell>
          <table:table-cell office:value-type="string" calcext:value-type="string" office:string-value="j" table:style-name="left">
            <text:p>j</text:p>
          </table:table-cell>
        </table:table-row>
        <table:table-row table:style-name="table_row_1cm">
          <table:covered-table-cell table:style-name="left"/>
          <table:covered-table-cell table:style-name="left"/>
          <table:covered-table-cell table:style-name="left"/>
          <table:table-cell office:value-type="float" calcext:value-type="float" office:value="30" calcext:value="30" table:style-name="right">
            <text:p>30</text:p>
          </table:table-cell>
          <table:table-cell office:value-type="float" calcext:value-type="float" office:value="40" calcext:value="40" table:style-name="right">
            <text:p>40</text:p>
          </table:table-cell>
          <table:table-cell office:value-type="float" calcext:value-type="float" office:value="50" calcext:value="50" table:style-name="right">
            <text:p>50</text:p>
          </table:table-cell>
          <table:table-cell office:value-type="float" calcext:value-type="float" office:value="60" calcext:value="60" table:style-name="right">
            <text:p>60</text:p>
          </table:table-cell>
          <table:table-cell office:value-type="float" calcext:value-type="float" office:value="70" calcext:value="70" table:style-name="right">
            <text:p>70</text:p>
          </table:table-cell>
          <table:table-cell office:value-type="float" calcext:value-type="float" office:value="80" calcext:value="80" table:style-name="right">
            <text:p>80</text:p>
          </table:table-cell>
          <table:table-cell office:value-type="float" calcext:value-type="float" office:value="90" calcext:value="90" table:style-name="right">
            <text:p>90</text:p>
          </table:table-cell>
        </table:table-row>
        <table:table-row table:style-name="table_row_1cm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11" calcext:value="11" table:style-name="right">
            <text:p>11</text:p>
          </table:table-cell>
          <table:table-cell office:value-type="float" calcext:value-type="float" office:value="21" calcext:value="21" table:style-name="right">
            <text:p>21</text:p>
          </table:table-cell>
          <table:table-cell office:value-type="float" calcext:value-type="float" office:value="31" calcext:value="31" table:style-name="right">
            <text:p>31</text:p>
          </table:table-cell>
          <table:table-cell office:value-type="float" calcext:value-type="float" office:value="41" calcext:value="41" table:style-name="right">
            <text:p>41</text:p>
          </table:table-cell>
          <table:table-cell office:value-type="float" calcext:value-type="float" office:value="51" calcext:value="51" table:style-name="right">
            <text:p>51</text:p>
          </table:table-cell>
          <table:table-cell office:value-type="float" calcext:value-type="float" office:value="61" calcext:value="61" table:style-name="right">
            <text:p>61</text:p>
          </table:table-cell>
          <table:table-cell office:value-type="float" calcext:value-type="float" office:value="71" calcext:value="71" table:style-name="right">
            <text:p>71</text:p>
          </table:table-cell>
          <table:table-cell office:value-type="float" calcext:value-type="float" office:value="81" calcext:value="81" table:style-name="right">
            <text:p>81</text:p>
          </table:table-cell>
          <table:table-cell office:value-type="float" calcext:value-type="float" office:value="91" calcext:value="91" table:style-name="right">
            <text:p>91</text:p>
          </table:table-cell>
        </table:table-row>
        <table:table-row table:style-name="table_row_1cm">
          <table:table-cell office:value-type="float" calcext:value-type="float" office:value="2" calcext:value="2" table:style-name="right">
            <text:p>2</text:p>
          </table:table-cell>
          <table:table-cell office:value-type="float" calcext:value-type="float" office:value="12" calcext:value="12" table:style-name="right">
            <text:p>12</text:p>
          </table:table-cell>
          <table:table-cell office:value-type="float" calcext:value-type="float" office:value="22" calcext:value="22" table:style-name="right">
            <text:p>22</text:p>
          </table:table-cell>
          <table:table-cell office:value-type="float" calcext:value-type="float" office:value="32" calcext:value="32" table:style-name="right">
            <text:p>32</text:p>
          </table:table-cell>
          <table:table-cell office:value-type="float" calcext:value-type="float" office:value="42" calcext:value="42" table:style-name="right">
            <text:p>42</text:p>
          </table:table-cell>
          <table:table-cell office:value-type="float" calcext:value-type="float" office:value="52" calcext:value="52" table:style-name="right">
            <text:p>52</text:p>
          </table:table-cell>
          <table:table-cell office:value-type="float" calcext:value-type="float" office:value="62" calcext:value="62" table:style-name="right">
            <text:p>62</text:p>
          </table:table-cell>
          <table:table-cell office:value-type="float" calcext:value-type="float" office:value="72" calcext:value="72" table:style-name="right">
            <text:p>72</text:p>
          </table:table-cell>
          <table:table-cell office:value-type="float" calcext:value-type="float" office:value="82" calcext:value="82" table:style-name="right">
            <text:p>82</text:p>
          </table:table-cell>
          <table:table-cell office:value-type="float" calcext:value-type="float" office:value="92" calcext:value="92" table:style-name="right">
            <text:p>92</text:p>
          </table:table-cell>
        </table:table-row>
      </table:table>
      <table:table table:name="second tab">
        <table:table-column table:style-name="lpod_auto_6"/>
        <table:table-column table:style-name="lpod_auto_7"/>
        <table:table-column table:style-name="lpod_auto_8"/>
        <table:table-column table:style-name="lpod_auto_9"/>
        <table:table-column table:style-name="lpod_auto_10"/>
        <table:table-column table:style-name="lpod_auto_11"/>
        <table:table-column table:style-name="lpod_auto_12"/>
        <table:table-column table:style-name="lpod_auto_13"/>
        <table:table-column table:style-name="lpod_auto_14"/>
        <table:table-column table:style-name="lpod_auto_15"/>
        <table:table-row table:style-name="default_table_row">
          <table:table-cell office:value-type="string" calcext:value-type="string" office:string-value="a" table:style-name="bold_left_bg_gray_grid_06pt">
            <text:p>a</text:p>
          </table:table-cell>
          <table:table-cell office:value-type="string" calcext:value-type="string" office:string-value="b" table:style-name="bold_left_bg_gray_grid_06pt">
            <text:p>b</text:p>
          </table:table-cell>
          <table:table-cell office:value-type="string" calcext:value-type="string" office:string-value="c" table:style-name="bold_left_bg_gray_grid_06pt">
            <text:p>c</text:p>
          </table:table-cell>
          <table:table-cell office:value-type="string" calcext:value-type="string" office:string-value="d" table:style-name="bold_left_bg_gray_grid_06pt">
            <text:p>d</text:p>
          </table:table-cell>
          <table:table-cell office:value-type="string" calcext:value-type="string" office:string-value="e" table:style-name="bold_left_bg_gray_grid_06pt">
            <text:p>e</text:p>
          </table:table-cell>
          <table:table-cell office:value-type="string" calcext:value-type="string" office:string-value="f" table:style-name="bold_left_bg_gray_grid_06pt">
            <text:p>f</text:p>
          </table:table-cell>
          <table:table-cell office:value-type="string" calcext:value-type="string" office:string-value="g" table:style-name="bold_left_bg_gray_grid_06pt">
            <text:p>g</text:p>
          </table:table-cell>
          <table:table-cell office:value-type="string" calcext:value-type="string" office:string-value="h" table:style-name="bold_left_bg_gray_grid_06pt">
            <text:p>h</text:p>
          </table:table-cell>
          <table:table-cell office:value-type="string" calcext:value-type="string" office:string-value="i" table:style-name="bold_left_bg_gray_grid_06pt">
            <text:p>i</text:p>
          </table:table-cell>
          <table:table-cell office:value-type="string" calcext:value-type="string" office:string-value="j" table:style-name="bold_left_bg_gray_grid_06pt">
            <text:p>j</text:p>
          </table:table-cell>
        </table:table-row>
        <table:table-row table:style-name="default_table_row">
          <table:table-cell office:value-type="float" calcext:value-type="float" office:value="100.01" calcext:value="100.01" table:style-name="decimal2_grid_06pt">
            <text:p>100.01</text:p>
          </table:table-cell>
          <table:table-cell office:value-type="float" calcext:value-type="float" office:value="110.02" calcext:value="110.02" table:style-name="decimal2_grid_06pt">
            <text:p>110.02</text:p>
          </table:table-cell>
          <table:table-cell office:value-type="string" calcext:value-type="string" office:string-value="hop" table:style-name="decimal2_grid_06pt">
            <text:p>hop</text:p>
          </table:table-cell>
          <table:table-cell office:value-type="float" calcext:value-type="float" office:value="130" calcext:value="130" table:style-name="decimal2_grid_06pt">
            <text:p>130</text:p>
          </table:table-cell>
          <table:table-cell office:value-type="float" calcext:value-type="float" office:value="140" calcext:value="140" table:style-name="decimal2_grid_06pt">
            <text:p>140</text:p>
          </table:table-cell>
          <table:table-cell office:value-type="float" calcext:value-type="float" office:value="150" calcext:value="150" table:style-name="decimal2_grid_06pt">
            <text:p>150</text:p>
          </table:table-cell>
          <table:table-cell office:value-type="float" calcext:value-type="float" office:value="160" calcext:value="160" table:style-name="decimal2_grid_06pt">
            <text:p>160</text:p>
          </table:table-cell>
          <table:table-cell office:value-type="float" calcext:value-type="float" office:value="170" calcext:value="170" table:style-name="decimal2_grid_06pt">
            <text:p>170</text:p>
          </table:table-cell>
          <table:table-cell office:value-type="float" calcext:value-type="float" office:value="180" calcext:value="180" table:style-name="decimal2_grid_06pt">
            <text:p>180</text:p>
          </table:table-cell>
          <table:table-cell office:value-type="float" calcext:value-type="float" office:value="190" calcext:value="190" table:style-name="decimal2_grid_06pt">
            <text:p>190</text:p>
          </table:table-cell>
        </table:table-row>
        <table:table-row table:style-name="default_table_row">
          <table:table-cell office:value-type="float" calcext:value-type="float" office:value="101" calcext:value="101" table:style-name="decimal3_grid_06pt">
            <text:p>101</text:p>
          </table:table-cell>
          <table:table-cell office:value-type="float" calcext:value-type="float" office:value="111" calcext:value="111" table:style-name="decimal3_grid_06pt">
            <text:p>111</text:p>
          </table:table-cell>
          <table:table-cell office:value-type="float" calcext:value-type="float" office:value="121" calcext:value="121" table:style-name="bg_yellow_grid06">
            <text:p>121</text:p>
          </table:table-cell>
          <table:table-cell office:value-type="float" calcext:value-type="float" office:value="131" calcext:value="131" table:style-name="decimal3_grid_06pt">
            <text:p>131</text:p>
          </table:table-cell>
          <table:table-cell office:value-type="float" calcext:value-type="float" office:value="141" calcext:value="141" table:style-name="decimal3_grid_06pt">
            <text:p>141</text:p>
          </table:table-cell>
          <table:table-cell office:value-type="float" calcext:value-type="float" office:value="151" calcext:value="151" table:style-name="decimal3_grid_06pt">
            <text:p>151</text:p>
          </table:table-cell>
          <table:table-cell office:value-type="float" calcext:value-type="float" office:value="161" calcext:value="161" table:style-name="decimal3_grid_06pt">
            <text:p>161</text:p>
          </table:table-cell>
          <table:table-cell office:value-type="float" calcext:value-type="float" office:value="171" calcext:value="171" table:style-name="decimal3_grid_06pt">
            <text:p>171</text:p>
          </table:table-cell>
          <table:table-cell office:value-type="float" calcext:value-type="float" office:value="181" calcext:value="181" table:style-name="decimal3_grid_06pt">
            <text:p>181</text:p>
          </table:table-cell>
          <table:table-cell office:value-type="float" calcext:value-type="float" office:value="191" calcext:value="191" table:style-name="decimal3_grid_06pt">
            <text:p>191</text:p>
          </table:table-cell>
        </table:table-row>
        <table:table-row table:style-name="default_table_row">
          <table:table-cell office:value-type="float" calcext:value-type="float" office:value="102.314" calcext:value="102.314" table:style-name="center_integer_no_zero_grid_06pt">
            <text:p>102.314</text:p>
          </table:table-cell>
          <table:table-cell office:value-type="float" calcext:value-type="float" office:value="112" calcext:value="112" table:style-name="center_integer_no_zero_grid_06pt">
            <text:p>112</text:p>
          </table:table-cell>
          <table:table-cell office:value-type="float" calcext:value-type="float" office:value="122" calcext:value="122" table:style-name="center_integer_no_zero_grid_06pt">
            <text:p>122</text:p>
          </table:table-cell>
          <table:table-cell office:value-type="float" calcext:value-type="float" office:value="132" calcext:value="132" table:style-name="center_integer_no_zero_grid_06pt">
            <text:p>13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52" calcext:value="152" table:style-name="center_integer_no_zero_grid_06pt">
            <text:p>15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72" calcext:value="172" table:style-name="center_integer_no_zero_grid_06pt">
            <text:p>17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92" calcext:value="192" table:style-name="center_integer_no_zero_grid_06pt">
            <text:p>1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